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MBX12" svg:font-family="CMBX12"/>
    <style:font-face style:name="CMR12" svg:font-family="CMR12"/>
    <style:font-face style:name="CMTT12" svg:font-family="CMTT12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7979in" style:rel-column-width="6909*"/>
    </style:style>
    <style:style style:name="Table1.B" style:family="table-column">
      <style:table-column-properties style:column-width="2.1271in" style:rel-column-width="3063*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paragraph-properties fo:margin-left="0in" fo:margin-right="0in" fo:text-indent="0.5319in" style:auto-text-indent="false"/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margin-left="0in" fo:margin-right="0in" fo:text-indent="0.5319in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6" style:family="paragraph" style:parent-style-name="Standard" style:list-style-name="L2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Courier New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Courier New" fo:background-color="transparent"/>
    </style:style>
    <style:style style:name="P10" style:family="paragraph" style:parent-style-name="Standard">
      <style:paragraph-properties fo:margin-left="0in" fo:margin-right="0in" fo:text-indent="0.0134in" style:auto-text-indent="false"/>
      <style:text-properties fo:font-size="14pt" style:font-size-asian="14pt" style:font-size-complex="14pt"/>
    </style:style>
    <style:style style:name="P11" style:family="paragraph" style:parent-style-name="Standard" style:list-style-name="L1">
      <style:paragraph-properties fo:margin-left="0in" fo:margin-right="0in" fo:text-indent="0.0134in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in" fo:margin-right="0in" fo:text-indent="0.0134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 style:master-page-name="">
      <style:paragraph-properties fo:margin-left="0in" fo:margin-right="0in" fo:text-indent="0.0134in" style:auto-text-indent="false" style:page-number="auto"/>
      <style:text-properties fo:font-size="14pt" style:font-size-asian="14pt" style:font-size-complex="14pt"/>
    </style:style>
    <style:style style:name="P14" style:family="paragraph" style:parent-style-name="Standard" style:master-page-name="">
      <style:paragraph-properties fo:margin-left="0in" fo:margin-right="0in" fo:text-indent="0.5047in" style:auto-text-indent="false" style:page-number="auto"/>
    </style:style>
    <style:style style:name="P15" style:family="paragraph" style:parent-style-name="Standard">
      <style:paragraph-properties fo:margin-left="0in" fo:margin-right="0in" fo:text-indent="0.5047in" style:auto-text-indent="false"/>
    </style:style>
    <style:style style:name="P16" style:family="paragraph" style:parent-style-name="Preformatted_20_Text" style:master-page-name="">
      <style:paragraph-properties fo:margin-left="0in" fo:margin-right="0in" fo:text-indent="0.5319in" style:auto-text-indent="false" style:page-number="auto"/>
      <style:text-properties fo:font-size="14pt" style:font-size-asian="14pt" style:font-size-complex="14pt"/>
    </style:style>
    <style:style style:name="P17" style:family="paragraph" style:parent-style-name="Preformatted_20_Text">
      <style:paragraph-properties fo:margin-left="0in" fo:margin-right="0in" fo:text-indent="0.5319in" style:auto-text-indent="false"/>
      <style:text-properties fo:font-size="14pt" style:font-size-asian="14pt" style:font-size-complex="14pt"/>
    </style:style>
    <style:style style:name="T1" style:family="text">
      <style:text-properties fo:color="#0000ff"/>
    </style:style>
    <style:style style:name="T2" style:family="text">
      <style:text-properties fo:color="#ff6633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background-color="#ffcc99" style:font-size-asian="14pt" style:font-size-complex="14pt"/>
    </style:style>
    <style:style style:name="T5" style:family="text">
      <style:text-properties fo:font-size="14pt" fo:background-color="#ffff99" style:font-size-asian="14pt" style:font-size-complex="14pt"/>
    </style:style>
    <style:style style:name="T6" style:family="text">
      <style:text-properties fo:font-size="14pt" fo:background-color="#ccffff" style:font-size-asian="14pt" style:font-size-complex="14pt"/>
    </style:style>
    <style:style style:name="T7" style:family="text">
      <style:text-properties fo:font-size="14pt" fo:background-color="#9999ff" style:font-size-asian="14pt" style:font-size-complex="14pt"/>
    </style:style>
    <text:list-style style:name="L1">
      <text:list-level-style-number text:level="1" text:style-name="Numbering_20_Symbols" style:num-suffix="." style:num-format="1" text:start-value="3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/></text:p>
      <text:p text:style-name="P17"><text:span text:style-name="T1">public static void</text:span> main(String[] args) {</text:p>
      <text:p text:style-name="P17"><text:span text:style-name="T1"><text:tab/>boolean</text:span> flag1 = isHoopy(202);</text:p>
      <text:p text:style-name="P17"><text:span text:style-name="T1"><text:tab/>boolean</text:span> flag2 = isFrabjuous(202);</text:p>
      <text:p text:style-name="P17"><text:tab/>System.out.println(flag1);</text:p>
      <text:p text:style-name="P17"><text:tab/>System.out.println(flag2); </text:p>
      <text:p text:style-name="P17"><text:span text:style-name="T1"><text:tab/>if</text:span> (flag1 &amp;&amp; flag2) {</text:p>
      <text:p text:style-name="P17"><text:tab/><text:tab/>System.out.println(<text:span text:style-name="T2">"ping!"</text:span>);</text:p>
      <text:p text:style-name="P17"><text:tab/>}</text:p>
      <text:p text:style-name="P17"><text:span text:style-name="T1"><text:tab/>if</text:span> (flag1 || flag2) {</text:p>
      <text:p text:style-name="P17"><text:tab/><text:tab/>System.out.println(<text:span text:style-name="T2">"pong!"</text:span>);</text:p>
      <text:p text:style-name="P17"><text:tab/>}</text:p>
      <text:p text:style-name="P1">} </text:p>
      <text:p text:style-name="P17"><text:span text:style-name="T1">public static boolean</text:span> isHoopy(int x) {</text:p>
      <text:p text:style-name="P17"><text:span text:style-name="T1"><text:tab/>boolean</text:span> hoopyFlag;</text:p>
      <text:p text:style-name="P17"><text:tab/>if (x%2 == 0) {</text:p>
      <text:p text:style-name="P17"><text:tab/><text:tab/>hoopyFlag = <text:span text:style-name="T1">true</text:span>;</text:p>
      <text:p text:style-name="P17"><text:tab/>} else {</text:p>
      <text:p text:style-name="P17"><text:tab/><text:tab/>hoopyFlag = <text:span text:style-name="T1">false</text:span>;</text:p>
      <text:p text:style-name="P1"><text:tab/>} </text:p>
      <text:p text:style-name="P17"><text:span text:style-name="T1"><text:tab/>return</text:span> hoopyFlag;</text:p>
      <text:p text:style-name="P17">}</text:p>
      <text:p text:style-name="P17"><text:span text:style-name="T1">public static boolean</text:span> isFrabjuous(int x) {</text:p>
      <text:p text:style-name="P17"><text:span text:style-name="T1"><text:tab/>boolean</text:span> frabjuousFlag;</text:p>
      <text:p text:style-name="P17"><text:tab/>if (x &gt; 0) {</text:p>
      <text:p text:style-name="P17"><text:tab/><text:tab/>frabjuousFlag = <text:span text:style-name="T1">true</text:span>;</text:p>
      <text:p text:style-name="P17"><text:tab/>} else {</text:p>
      <text:p text:style-name="P17"><text:tab/><text:tab/>frabjuousFlag = <text:span text:style-name="T1">false</text:span>;</text:p>
      <text:p text:style-name="P17"><text:tab/>}</text:p>
      <text:p text:style-name="P17"><text:span text:style-name="T1"><text:tab/>return</text:span> frabjuousFlag;</text:p>
      <text:p text:style-name="P17">}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"/>
      <text:p text:style-name="P3"/>
      <text:p text:style-name="P3"><text:soft-page-break/></text:p>
      <text:list xml:id="list6143127249914783847" text:style-name="L1">
        <text:list-item>
          <text:p text:style-name="P13">What would be the output of the method call: method38( 1324));</text:p>
          <text:p text:style-name="P11"/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tab/>void method38( int number) {</text:p>
            <text:p text:style-name="P5"><text:tab/><text:tab/>int x = number;</text:p>
            <text:p text:style-name="P5"><text:tab/><text:tab/>int count = 0;</text:p>
            <text:p text:style-name="P5"><text:tab/><text:tab/>while ( x &gt; 0) {</text:p>
            <text:p text:style-name="P5"><text:tab/><text:tab/><text:tab/>x = x / 10;</text:p>
            <text:p text:style-name="P5"><text:tab/><text:tab/><text:tab/>count++;</text:p>
            <text:p text:style-name="P5"><text:tab/><text:tab/>}</text:p>
            <text:p text:style-name="P5"><text:tab/><text:tab/>for( int i=0; i&lt;count/2; i++) {</text:p>
            <text:p text:style-name="P5"><text:tab/><text:tab/><text:tab/>number = number / 10;</text:p>
            <text:p text:style-name="P5"><text:tab/><text:tab/>}</text:p>
            <text:p text:style-name="P5"><text:tab/><text:tab/>System.out.println( number%10);</text:p>
            <text:p text:style-name="P2"><text:tab/>}</text:p>
          </table:table-cell>
          <table:table-cell table:style-name="Table1.A1" office:value-type="string">
            <text:p text:style-name="P10">a) 4</text:p>
            <text:p text:style-name="P10">b) 1</text:p>
            <text:p text:style-name="P10">c) 10</text:p>
            <text:p text:style-name="P12">d) Compiler error</text:p>
            <text:p text:style-name="P10">e) None of the above</text:p>
          </table:table-cell>
        </table:table-row>
      </table:table>
      <text:p text:style-name="P5"/>
      <text:p text:style-name="P4"><text:span text:style-name="T3"><text:tab/>1:08 – 1:12<text:tab/><text:tab/><text:tab/>time: 4 minutes</text:span></text:p>
      <text:p text:style-name="P4"><text:span text:style-name="T3">Answer: d) Compiler Error because number isn't a variable name but a value. You can't change the value like so: <text:tab/>1324 = 1324/10;</text:span></text:p>
      <text:p text:style-name="P4"><text:span text:style-name="T3">you need to do it like so:<text:tab/><text:tab/>x = x/10;</text:span></text:p>
      <text:p text:style-name="P4"><text:span text:style-name="T3"/></text:p>
      <text:p text:style-name="P4"><text:span text:style-name="T3">13. Consider the method doubleUp that is intended to return the number of times value must be doubled before it is greater than target. doubleUp does not work as intended.</text:span></text:p>
      <text:p text:style-name="P4"><text:span text:style-name="T3"/></text:p>
      <text:p text:style-name="P14"><text:span text:style-name="T3">public static int doubleUp(int value, double target) {</text:span></text:p>
      <text:p text:style-name="P15"><text:span text:style-name="T3"><text:tab/>int value = 1;<text:tab/><text:tab/><text:tab/>another value variable is initialized</text:span></text:p>
      <text:p text:style-name="P15"><text:span text:style-name="T3"><text:tab/>int count = 0;</text:span></text:p>
      <text:p text:style-name="P15"><text:span text:style-name="T3"><text:tab/>while (value &lt; target) {<text:tab/><text:tab/>while(1&lt; 1.5) is ok</text:span></text:p>
      <text:p text:style-name="P15"><text:span text:style-name="T3"><text:tab/><text:tab/>count++;</text:span></text:p>
      <text:p text:style-name="P15"><text:span text:style-name="T3"><text:tab/><text:tab/>value *= 2;</text:span></text:p>
      <text:p text:style-name="P15"><text:span text:style-name="T3"><text:tab/>}</text:span></text:p>
      <text:p text:style-name="P15"><text:span text:style-name="T3"><text:tab/>return count;</text:span></text:p>
      <text:p text:style-name="P15"><text:span text:style-name="T3">}</text:span></text:p>
      <text:p text:style-name="P4"><text:span text:style-name="T3">Of the following, which best describes the error in doubleUp?</text:span></text:p>
      <text:p text:style-name="P7"><text:span text:style-name="T3">a. An extra local variable declaration statement is used.</text:span></text:p>
      <text:p text:style-name="P4"><text:span text:style-name="T3"><text:tab/>b. An uninitialized variable is used.</text:span></text:p>
      <text:list xml:id="list6053835514979047136" text:style-name="L2">
        <text:list-header>
          <text:p text:style-name="P6"><text:span text:style-name="T3">c. An int cannot be compared to a double.</text:span></text:p>
          <text:list>
            <text:list-item>
              <text:list>
                <text:list-item>
                  <text:list>
                    <text:list-header>
                      <text:p text:style-name="P6"><text:span text:style-name="T3"><text:s text:c="10"/>d. A variable is incremented in the wrong place.</text:span></text:p>
                    </text:list-header>
                  </text:list>
                </text:list-item>
              </text:list>
            </text:list-item>
          </text:list>
        </text:list-header>
      </text:list>
      <text:p text:style-name="P4"><text:span text:style-name="T3"><text:tab/>e. The loop test (i.e. control expression) is incorrect.</text:span></text:p>
      <text:p text:style-name="P4"><text:span text:style-name="T3"/></text:p>
      <text:p text:style-name="P4"><text:span text:style-name="T3">Time: 1:19 – 1:23 <text:s/>total time: <text:s/>4 mins</text:span></text:p>
      <text:p text:style-name="P8"><text:span text:style-name="T3"/></text:p>
      <text:p text:style-name="P8"><text:soft-page-break/><text:span text:style-name="T3"/></text:p>
      <text:p text:style-name="P8"><text:span text:style-name="T3">distance </text:span><text:span text:style-name="T4">| <text:s/></text:span><text:span text:style-name="T5">p1| |</text:span><text:span text:style-name="T4"> </text:span><text:span text:style-name="T5">p2| <text:s/>|</text:span><text:span text:style-name="T4"> |</text:span></text:p>
      <text:p text:style-name="P9"><text:span text:style-name="T3">findCenter </text:span><text:span text:style-name="T4">| </text:span><text:span text:style-name="T5">box| |</text:span><text:span text:style-name="T4"> |</text:span><text:span text:style-name="T3"> </text:span></text:p>
      <text:p text:style-name="P9"><text:span text:style-name="T3">main </text:span><text:span text:style-name="T4">| </text:span><text:span text:style-name="T5">dist |</text:span><text:span text:style-name="T6"> center|</text:span><text:span text:style-name="T7">x|2|</text:span><text:span text:style-name="T6"> </text:span><text:span text:style-name="T7">y|4|</text:span><text:span text:style-name="T6"> |</text:span><text:span text:style-name="T5"> </text:span><text:span text:style-name="T6">|blank | </text:span><text:span text:style-name="T7">x|5|</text:span><text:span text:style-name="T6"> </text:span><text:span text:style-name="T7">y|8|</text:span><text:span text:style-name="T6"> |</text:span><text:span text:style-name="T5">|</text:span><text:span text:style-name="T4"> |</text:span><text:span text:style-name="T3"> </text:span></text:p>
      <text:p text:style-name="P9"><text:span text:style-name="T3">blank| | → </text:span><text:span text:style-name="T4">| </text:span><text:span text:style-name="T5">x|5|</text:span><text:span text:style-name="T4"> </text:span><text:span text:style-name="T5">y|8|</text:span><text:span text:style-name="T4"> |</text:span></text:p>
      <text:p text:style-name="P9"><text:span text:style-name="T3">rect | | → </text:span><text:span text:style-name="T4">| </text:span><text:span text:style-name="T5">x|0|</text:span><text:span text:style-name="T4"> </text:span><text:span text:style-name="T5">y|2|</text:span><text:span text:style-name="T4"> </text:span><text:span text:style-name="T5">width|4|</text:span><text:span text:style-name="T4"> </text:span><text:span text:style-name="T5">height|4|</text:span><text:span text:style-name="T4"> |</text:span><text:span text:style-name="T3"> </text:span></text:p>
      <text:p text:style-name="P9"><text:span text:style-name="T3"/></text:p>
      <text:p text:style-name="P9"><text:span text:style-name="T3">center| | → </text:span><text:span text:style-name="T4">| </text:span><text:span text:style-name="T5">x|2|</text:span><text:span text:style-name="T4"> </text:span><text:span text:style-name="T5">y|4|</text:span><text:span text:style-name="T4"> |</text:span></text:p>
      <text:p text:style-name="P9"><text:span text:style-name="T3"/></text:p>
      <text:p text:style-name="P9"><text:span text:style-name="T3">blank.x = 5</text:span></text:p>
      <text:p text:style-name="P9"><text:span text:style-name="T3">blank.y = 8</text:span></text:p>
      <text:p text:style-name="P9"><text:span text:style-name="T3">rect.x = 0<text:tab/>rect.width = 4</text:span></text:p>
      <text:p text:style-name="P9"><text:span text:style-name="T3">rect.y = 2<text:tab/>rect.height = 4</text:span></text:p>
      <text:p text:style-name="P9"><text:span text:style-name="T3"><text:tab/>int x = 0+4/2 = 2</text:span></text:p>
      <text:p text:style-name="P9"><text:span text:style-name="T3"><text:tab/>int y = 2+4/2 = 4</text:span></text:p>
      <text:p text:style-name="P9"><text:span text:style-name="T3"><text:tab/>return Point(2,4)</text:span></text:p>
      <text:p text:style-name="P9"><text:span text:style-name="T3">center.x = 2</text:span></text:p>
      <text:p text:style-name="P9"><text:span text:style-name="T3">center.y = 4</text:span></text:p>
      <text:p text:style-name="P9"><text:span text:style-name="T3">distance(center, blank)</text:span></text:p>
      <text:p text:style-name="P9"><text:span text:style-name="T3"><text:tab/>int dx = center.x – blank.x = 2-5 = -3</text:span></text:p>
      <text:p text:style-name="P9"><text:span text:style-name="T3"><text:tab/>int dy = center.y – blank.y = 4-8 = -4</text:span></text:p>
      <text:p text:style-name="P9"><text:span text:style-name="T3"><text:tab/>dx*dx + dy*dy = 9 + 16 = 25</text:span></text:p>
      <text:p text:style-name="P9"><text:span text:style-name="T3"><text:tab/>Math.sqrt(25) = <text:s/>5</text:span></text:p>
      <text:p text:style-name="P9"><text:span text:style-name="T3">dist = 5</text:span></text:p>
      <text:p text:style-name="P9"><text:span text:style-name="T3">5</text:span></text:p>
      <text:p text:style-name="P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MBX12" svg:font-family="CMBX12"/>
    <style:font-face style:name="CMR12" svg:font-family="CMR12"/>
    <style:font-face style:name="CMTT12" svg:font-family="CMTT12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Movsheva</meta:initial-creator>
    <meta:creation-date>2017-06-03T20:28:20</meta:creation-date>
    <meta:document-statistic meta:table-count="1" meta:image-count="0" meta:object-count="0" meta:page-count="3" meta:paragraph-count="90" meta:word-count="442" meta:character-count="2321"/>
    <dc:date>2017-06-08T11:01:50</dc:date>
    <dc:creator>Maria Movsheva</dc:creator>
    <meta:editing-duration>PT14H18M17S</meta:editing-duration>
    <meta:editing-cycles>1</meta:editing-cycles>
    <meta:generator>OpenOffice/4.0.1$Unix OpenOffice.org_project/401m5$Build-9714</meta:generator>
  </office:meta>
</office:document-meta>
</file>